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4cb67" officeooo:paragraph-rsid="0004cb67" style:font-size-asian="18pt" style:font-weight-asian="bold" style:font-size-complex="18pt" style:font-weight-complex="bold"/>
    </style:style>
    <style:style style:name="P2" style:family="paragraph" style:parent-style-name="Standard">
      <style:text-properties fo:font-size="14pt" fo:font-weight="normal" officeooo:rsid="0004cb67" officeooo:paragraph-rsid="0004cb67" style:font-size-asian="12.25pt" style:font-weight-asian="normal" style:font-size-complex="14pt" style:font-weight-complex="normal"/>
    </style:style>
    <style:style style:name="P3" style:family="paragraph" style:parent-style-name="Standard">
      <style:text-properties fo:font-size="14pt" fo:font-weight="normal" officeooo:rsid="00062ae3" officeooo:paragraph-rsid="00062ae3" style:font-size-asian="12.25pt" style:font-weight-asian="normal" style:font-size-complex="14pt" style:font-weight-complex="normal"/>
    </style:style>
    <style:style style:name="P4" style:family="paragraph" style:parent-style-name="Standard">
      <style:text-properties fo:font-size="14pt" fo:font-weight="normal" officeooo:rsid="000681d0" officeooo:paragraph-rsid="000681d0" style:font-size-asian="12.25pt" style:font-weight-asian="normal" style:font-size-complex="14pt" style:font-weight-complex="normal"/>
    </style:style>
    <style:style style:name="P5" style:family="paragraph" style:parent-style-name="Standard">
      <style:text-properties fo:font-size="14pt" fo:font-weight="normal" officeooo:rsid="0004cb67" officeooo:paragraph-rsid="0004cb67" style:font-size-asian="12.25pt" style:font-weight-asian="normal" style:font-size-complex="14pt" style:font-weight-complex="normal"/>
    </style:style>
    <style:style style:name="P6" style:family="paragraph" style:parent-style-name="Standard">
      <style:text-properties fo:font-size="14pt" fo:font-weight="normal" officeooo:rsid="00068eac" officeooo:paragraph-rsid="00068eac" style:font-size-asian="12.25pt" style:font-weight-asian="normal" style:font-size-complex="14pt" style:font-weight-complex="normal"/>
    </style:style>
    <style:style style:name="P7" style:family="paragraph" style:parent-style-name="Standard">
      <style:text-properties fo:font-size="14pt" fo:font-weight="normal" officeooo:rsid="00070cc5" officeooo:paragraph-rsid="00070cc5" style:font-size-asian="12.25pt" style:font-weight-asian="normal" style:font-size-complex="14pt" style:font-weight-complex="normal"/>
    </style:style>
    <style:style style:name="P8" style:family="paragraph" style:parent-style-name="Standard">
      <style:text-properties fo:font-size="14pt" fo:font-weight="normal" officeooo:rsid="0007b429" officeooo:paragraph-rsid="0007b429" style:font-size-asian="12.25pt" style:font-weight-asian="normal" style:font-size-complex="14pt" style:font-weight-complex="normal"/>
    </style:style>
    <style:style style:name="T1" style:family="text">
      <style:text-properties officeooo:rsid="000681d0"/>
    </style:style>
    <style:style style:name="T2" style:family="text">
      <style:text-properties officeooo:rsid="00068eac"/>
    </style:style>
    <style:style style:name="T3" style:family="text">
      <style:text-properties officeooo:rsid="00070cc5"/>
    </style:style>
    <style:style style:name="T4" style:family="text">
      <style:text-properties officeooo:rsid="0007b4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ucture Github</text:p>
      <text:p text:style-name="P1"/>
      <text:p text:style-name="P2">Le dossier envoyé est le dossier ‘projet’.</text:p>
      <text:p text:style-name="P2"/>
      <text:p text:style-name="P3">Il contiendra les documents, les fichiers scripts pour configurer les différentes machines et les fichiers sources des programmes avec leur dockerfile et leur test</text:p>
      <text:p text:style-name="P3"/>
      <text:p text:style-name="P4">Nous aurons <text:span text:style-name="T2">trois</text:span> branche<text:span text:style-name="T2">s</text:span> dans le répertoire git :</text:p>
      <text:p text:style-name="P4"/>
      <text:p text:style-name="P4">- branche majeur</text:p>
      <text:p text:style-name="P4">- branche mineur</text:p>
      <text:p text:style-name="P2">- <text:span text:style-name="T1">branche commit</text:span></text:p>
      <text:p text:style-name="P2"/>
      <text:p text:style-name="P6">Chaque commit aura comme tag les numéros dans cette forme-ci : xx.xx.xx</text:p>
      <text:p text:style-name="P6">Ce qui correspond à majeur.mineur.commit.</text:p>
      <text:p text:style-name="P6"/>
      <text:p text:style-name="P6">La branche ‘commit’ nous permet d’envoyer de manière régulière l’avancement du projet. <text:span text:style-name="T3">Lorsque les fichiers seront arrivés, des tests unitaires et des tests d’intégrations avec Travis. Mais, même si les tests passent, il n’y aura pas la création d’image docker, ni de changements aux niveaux des machines d’hébergement. La version de l’application en production ne change pas.</text:span></text:p>
      <text:p text:style-name="P6"/>
      <text:p text:style-name="P7">La branche mineur nous permet d’envoyer le projet lorsqu’il y aura eu un avancement important. Dans ce cas, en plus des tests, <text:span text:style-name="T4">l’application en production sera mis à jour.</text:span></text:p>
      <text:p text:style-name="P7"/>
      <text:p text:style-name="P8">La branche majeur sera comme la mineur mais nous ferons le commit que lorsqu’il y aura assez de changement important pour considérer que l’application est passé à une version supérieure. Par exemple, le premier commit sera pour la version 1.0.0 quand on considérera que le développement de l’application est terminé. Pour tout ce qui est <text:s/>de la correction des bugs et de la maintenance, les commits se feront dans ‘mineur’ avec des versions 1.2.0 ou bien 1.11.0.</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1:06:17.130857031</meta:creation-date>
    <meta:generator>LibreOffice/6.4.7.2$Linux_X86_64 LibreOffice_project/40$Build-2</meta:generator>
    <dc:date>2022-03-21T17:23:57.507636338</dc:date>
    <meta:editing-duration>PT27M20S</meta:editing-duration>
    <meta:editing-cycles>6</meta:editing-cycles>
    <meta:document-statistic meta:table-count="0" meta:image-count="0" meta:object-count="0" meta:page-count="1" meta:paragraph-count="12" meta:word-count="231" meta:character-count="1441" meta:non-whitespace-character-count="1221"/>
  </office:meta>
</office:document-meta>
</file>